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cm" svg:stroke-color="#000000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71cm" svg:stroke-color="#000000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461cm" fo:min-width="5.435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71cm" svg:stroke-color="#000000" draw:fill="solid" draw:fill-color="#ffffff" draw:textarea-vertical-align="top" draw:auto-grow-height="false" draw:fit-to-size="false" fo:min-height="4.04cm" fo:min-width="6.242cm" fo:padding-top="0.125cm" fo:padding-bottom="0.125cm" fo:padding-left="0.25cm" fo:padding-right="0.25cm" fo:wrap-option="no-wrap"/>
    </style:style>
    <style:style style:name="gr5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5.533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solid" svg:stroke-width="0.035cm" svg:stroke-color="#000000" draw:fill="none" draw:textarea-vertical-align="middle" draw:auto-grow-height="false" draw:fit-to-size="false" fo:min-height="26.729cm" fo:min-width="49.078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3.833cm" fo:min-width="7.701cm" fo:padding-top="0.125cm" fo:padding-bottom="0.125cm" fo:padding-left="0.25cm" fo:padding-right="0.25cm" fo:wrap-option="no-wrap"/>
    </style:style>
    <style:style style:name="gr9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3.632cm" fo:min-width="6.6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2.251cm" fo:min-width="5.401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svg:stroke-color="#000000" draw:marker-start="Square" draw:marker-start-width="0.3cm" draw:marker-end="Arrow" draw:marker-end-width="0.3cm" draw:textarea-vertical-align="middle"/>
    </style:style>
    <style:style style:name="gr16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2.519cm" fo:min-width="3.801cm" fo:padding-top="0.125cm" fo:padding-bottom="0.125cm" fo:padding-left="0.25cm" fo:padding-right="0.25cm" fo:wrap-option="no-wrap"/>
    </style:style>
    <style:style style:name="gr17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svg:stroke-color="#000000" draw:marker-start="Arrow" draw:marker-start-width="0.3cm" draw:marker-end="Square" draw:marker-end-width="0.3cm" draw:textarea-vertical-align="middle"/>
    </style:style>
    <style:style style:name="gr28" style:family="graphic">
      <style:graphic-properties style:protect="size"/>
    </style:style>
    <style:style style:name="pr1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3.364cm" fo:padding-top="0.127cm" fo:padding-bottom="0.127cm" fo:padding-left="0.254cm" fo:padding-right="0.254cm" fo:wrap-option="wrap"/>
    </style:style>
    <style:style style:name="pr2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3.364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0.700000762939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20.7000007629395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.7000007629395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.7000007629395pt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.7000007629395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roid Sans1" fo:font-size="32pt" fo:letter-spacing="normal" fo:font-style="normal" style:text-underline-style="none" fo:font-weight="normal" style:font-name-asian="DejaVu Sans3" style:font-size-asian="32pt" style:font-style-asian="normal" style:font-weight-asian="normal" style:font-name-complex="DejaVu Sans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roid Sans1" fo:font-size="18pt" fo:letter-spacing="normal" fo:font-style="normal" style:text-underline-style="none" fo:font-weight="bold" style:font-name-asian="DejaVu Sans3" style:font-size-asian="18pt" style:font-style-asian="normal" style:font-weight-asian="bold" style:font-name-complex="DejaVu Sans3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roid Sans1" fo:font-size="18pt" fo:letter-spacing="normal" fo:font-style="normal" style:text-underline-style="none" fo:font-weight="normal" style:font-name-asian="DejaVu Sans3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ans1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0.7000007629395pt" fo:letter-spacing="normal" fo:font-style="normal" style:text-underline-style="none" fo:font-weight="normal" style:font-name-asian="DejaVu Sans3" style:font-size-asian="20.7000007629395pt" style:font-style-asian="normal" style:font-weight-asian="normal" style:font-name-complex="DejaVu Sans3" style:font-size-complex="20.700000762939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TextShape 1" draw:style-name="gr1" draw:text-style-name="P2" draw:layer="layout" svg:width="11.002cm" svg:height="2.077cm" svg:x="0.193cm" svg:y="2.222cm">
          <text:p text:style-name="P1"><text:span text:style-name="T1">Cl</text:span><text:span text:style-name="T1">as</text:span><text:span text:style-name="T1">s </text:span><text:span text:style-name="T1">Di</text:span><text:span text:style-name="T1">ag</text:span><text:span text:style-name="T1">ra</text:span><text:span text:style-name="T1">m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CustomShape 2" draw:style-name="gr2" draw:text-style-name="P4" draw:layer="layout" svg:width="7.013cm" svg:height="4.98cm" svg:x="30.4cm" svg:y="6.02cm">
          <text:p text:style-name="P1"><text:span text:style-name="T2">Search </text:span><text:span text:style-name="T2">handle</text:span><text:span text:style-name="T2">r</text:span></text:p>
          <text:p text:style-name="P1"><text:span text:style-name="T3"/></text:p>
          <text:p text:style-name="P3"><text:span text:style-name="T4">+ Phrase</text:span></text:p>
          <text:p text:style-name="P3"><text:span text:style-name="T4"># </text:span><text:span text:style-name="T4">Date_fro</text:span><text:span text:style-name="T4">m</text:span></text:p>
          <text:p text:style-name="P3"><text:span text:style-name="T4"># Date_to</text:span></text:p>
          <text:p text:style-name="P3"><text:span text:style-name="T4"># </text:span><text:span text:style-name="T4">documen</text:span><text:span text:style-name="T4">tID</text:span></text:p>
          <text:p text:style-name="P3"><text:span text:style-name="T4"># Page: <text:s text:c="4"/></text:span><text:span text:style-name="T4">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xml:id="id2" draw:id="id2" draw:layer="layout" svg:width="5.934cm" svg:height="4.71cm" svg:x="19.465cm" svg:y="13.59cm">
          <text:p text:style-name="P1"><text:span text:style-name="T2">View Document</text:span></text:p>
          <text:p text:style-name="P1"><text:span text:style-name="T4"/></text:p>
          <text:p text:style-name="P3"><text:span text:style-name="T4">+ documentID</text:span></text:p>
          <text:p text:style-name="P3"><text:span text:style-name="T4">+ Transcription</text:span></text:p>
          <text:p text:style-name="P3"><text:span text:style-name="T4">+ Image</text:span></text:p>
          <text:p text:style-name="P3"><text:span text:style-name="T4"># Date</text:span></text:p>
          <text:p text:style-name="P3"><text:span text:style-name="T4"># Page</text:span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5" xml:id="id3" draw:id="id3" draw:layer="layout" svg:width="6.741cm" svg:height="4.289cm" svg:x="19.059cm" svg:y="22.111cm">
          <text:p text:style-name="P1"><text:span text:style-name="T2">Download Document</text:span></text:p>
          <text:p text:style-name="P1"><text:span text:style-name="T4"/></text:p>
          <text:p text:style-name="P3"><text:span text:style-name="T4">+ documentID</text:span></text:p>
          <text:p text:style-name="P3"><text:span text:style-name="T4">+ Transcription</text:span></text:p>
          <text:p text:style-name="P3"><text:span text:style-name="T4">+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5" draw:layer="layout" svg:width="6.032cm" svg:height="4.283cm" svg:x="8.568cm" svg:y="6.317cm">
          <text:p text:style-name="P1"><text:span text:style-name="T2">Administrator</text:span></text:p>
          <text:p text:style-name="P1"><text:span text:style-name="T2"/></text:p>
          <text:p text:style-name="P3"><text:span text:style-name="T4">+ administratorID</text:span></text:p>
          <text:p text:style-name="P3"><text:span text:style-name="T4">+ Username: </text:span></text:p>
          <text:p text:style-name="P3"><text:span text:style-name="T4"># lastLogin</text:span></text:p>
          <text:p text:style-name="P3"><text:span text:style-name="T4"># IPaddress</text:span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6" draw:text-style-name="P6" draw:layer="layout" svg:x1="30.4cm" svg:y1="7.056cm" svg:x2="37.445cm" svg:y2="7.057cm">
          <text:p/>
        </draw:line>
        <draw:line draw:name="Straight Connector 81" draw:style-name="gr6" draw:text-style-name="P6" draw:layer="layout" svg:x1="19.465cm" svg:y1="14.636cm" svg:x2="25.4cm" svg:y2="14.637cm">
          <text:p/>
        </draw:line>
        <draw:line draw:name="Straight Connector 105" draw:style-name="gr6" draw:text-style-name="P6" draw:layer="layout" svg:x1="19.035cm" svg:y1="23.197cm" svg:x2="25.756cm" svg:y2="23.198cm">
          <text:p/>
        </draw:line>
        <draw:line draw:name="Straight Connector 119" draw:style-name="gr6" draw:text-style-name="P6" draw:layer="layout" svg:x1="8.567cm" svg:y1="7.524cm" svg:x2="14.6cm" svg:y2="7.525cm">
          <text:p/>
        </draw:line>
        <draw:custom-shape draw:name="Rectangle 192" draw:style-name="gr7" draw:text-style-name="P2" draw:layer="layout" svg:width="49.577cm" svg:height="26.978cm" svg:x="0.193cm" svg:y="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5" draw:layer="layout" svg:width="8.2cm" svg:height="4.082cm" svg:x="8.3cm" svg:y="16.6cm">
          <text:p text:style-name="P1"><text:span text:style-name="T2">U</text:span><text:span text:style-name="T2">p</text:span><text:span text:style-name="T2">l</text:span><text:span text:style-name="T2">o</text:span><text:span text:style-name="T2">a</text:span><text:span text:style-name="T2">d</text:span><text:span text:style-name="T2">/</text:span><text:span text:style-name="T2">E</text:span><text:span text:style-name="T2">d</text:span><text:span text:style-name="T2">i</text:span><text:span text:style-name="T2">t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s</text:span></text:p>
          <text:p text:style-name="P1"><text:span text:style-name="T4"/></text:p>
          <text:p text:style-name="P3"><text:span text:style-name="T4">+ 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I</text:span><text:span text:style-name="T4">D</text:span></text:p>
          <text:p text:style-name="P3"><text:span text:style-name="T4">+ </text:span><text:span text:style-name="T4">D</text:span><text:span text:style-name="T4">a</text:span><text:span text:style-name="T4">t</text:span><text:span text:style-name="T4">e</text:span></text:p>
          <text:p text:style-name="P3"><text:span text:style-name="T4">+ </text:span><text:span text:style-name="T4">P</text:span><text:span text:style-name="T4">a</text:span><text:span text:style-name="T4">g</text:span><text:span text:style-name="T4">e</text:span></text:p>
          <text:p text:style-name="P3"><text:span text:style-name="T4">+ </text:span><text:span text:style-name="T4">V</text:span><text:span text:style-name="T4">o</text:span><text:span text:style-name="T4">l</text:span><text:span text:style-name="T4">u</text:span><text:span text:style-name="T4">m</text:span><text:span text:style-name="T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6" draw:text-style-name="P6" draw:layer="layout" svg:x1="8.3cm" svg:y1="17.79cm" svg:x2="16.476cm" svg:y2="17.791cm">
          <text:p/>
        </draw:line>
        <draw:custom-shape draw:name="TextBox 58" draw:style-name="gr9" draw:text-style-name="P7" draw:layer="layout" svg:width="1.753cm" svg:height="1.125cm" svg:x="22.7cm" svg:y="20.911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0" draw:text-style-name="P7" draw:layer="layout" svg:width="1.753cm" svg:height="1.125cm" svg:x="10.3cm" svg:y="10.875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1" draw:text-style-name="P7" draw:layer="layout" svg:width="1.753cm" svg:height="1.125cm" svg:x="10.2cm" svg:y="15.3cm">
          <text:p text:style-name="P3"><text:span text:style-name="T5">1..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5" xml:id="id1" draw:id="id1" draw:layer="layout" svg:width="7.1cm" svg:height="3.882cm" svg:x="20.7cm" svg:y="6cm">
          <text:p text:style-name="P1"><text:span text:style-name="T2">Co</text:span><text:span text:style-name="T2">mp</text:span><text:span text:style-name="T2">ose </text:span><text:span text:style-name="T2">han</text:span><text:span text:style-name="T2">dler</text:span></text:p>
          <text:p text:style-name="P1"><text:span text:style-name="T4"/></text:p>
          <text:p text:style-name="P3"><text:span text:style-name="T4">+ </text:span><text:span text:style-name="T4">docu</text:span><text:span text:style-name="T4">ment</text:span><text:span text:style-name="T4">ID</text:span></text:p>
          <text:p text:style-name="P3"><text:span text:style-name="T4">+ </text:span><text:span text:style-name="T4">Trans</text:span><text:span text:style-name="T4">cripti</text:span><text:span text:style-name="T4">on</text:span></text:p>
          <text:p text:style-name="P3"><text:span text:style-name="T4">+ </text:span><text:span text:style-name="T4">Imag</text:span><text:span text:style-name="T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6" draw:text-style-name="P6" draw:layer="layout" svg:x1="20.8cm" svg:y1="7.19cm" svg:x2="27.879cm" svg:y2="7.191cm">
          <text:p/>
        </draw:line>
        <draw:connector draw:style-name="gr13" draw:text-style-name="P8" draw:layer="layout" svg:x1="24.25cm" svg:y1="9.882cm" svg:x2="22.432cm" svg:y2="13.59cm" draw:start-shape="id1" draw:start-glue-point="2" draw:end-shape="id2" draw:end-glue-point="0" svg:d="M24250 9882v1854h-1818v1854" svg:viewBox="0 0 1819 3709">
          <text:p/>
        </draw:connector>
        <draw:custom-shape draw:name="CustomShape 4" draw:style-name="gr14" draw:text-style-name="P5" draw:layer="layout" svg:width="5.9cm" svg:height="2.5cm" svg:x="30.7cm" svg:y="17.9cm">
          <text:p text:style-name="P1"><text:span text:style-name="T2">Elasticsearch</text:span></text:p>
          <text:p text:style-name="P1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6" draw:text-style-name="P6" draw:layer="layout" svg:x1="30.7cm" svg:y1="19.09cm" svg:x2="36.583cm" svg:y2="19.091cm">
          <text:p/>
        </draw:line>
        <draw:line draw:style-name="gr15" draw:text-style-name="P8" draw:layer="layout" svg:x1="12.4cm" svg:y1="20.682cm" svg:x2="12.4cm" svg:y2="24.5cm">
          <text:p/>
        </draw:line>
        <draw:custom-shape draw:name="CustomShape 4" draw:style-name="gr16" draw:text-style-name="P5" draw:layer="layout" svg:width="4.3cm" svg:height="2.768cm" svg:x="10.3cm" svg:y="24.5cm">
          <text:p text:style-name="P1"><text:span text:style-name="T2">XM</text:span><text:span text:style-name="T2">L To </text:span><text:span text:style-name="T2">JSO</text:span><text:span text:style-name="T2">N</text:span></text:p>
          <text:p text:style-name="P1"><text:span text:style-name="T4"/></text:p>
          <text:p text:style-name="P3"><text:span text:style-name="T4">+ </text:span><text:span text:style-name="T4">docu</text:span><text:span text:style-name="T4">ment</text:span><text:span text:style-name="T4">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6" draw:text-style-name="P6" draw:layer="layout" svg:x1="10.2cm" svg:y1="25.558cm" svg:x2="14.5cm" svg:y2="25.558cm">
          <text:p/>
        </draw:line>
        <draw:custom-shape draw:name="TextBox 58" draw:style-name="gr17" draw:text-style-name="P7" draw:layer="layout" svg:width="1.753cm" svg:height="1.125cm" svg:x="20.4cm" svg:y="12.465cm">
          <text:p text:style-name="P3"><text:span text:style-name="T5">1..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18" draw:text-style-name="P7" draw:layer="layout" svg:width="1.753cm" svg:height="1.125cm" svg:x="22.2cm" svg:y="9.882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19" draw:text-style-name="P7" draw:layer="layout" svg:width="1.753cm" svg:height="1.125cm" svg:x="12.647cm" svg:y="23.4cm">
          <text:p text:style-name="P3"><text:span text:style-name="T5">1</text:span><text:span text:style-name="T5">.</text:span><text:span text:style-name="T5">.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20" draw:text-style-name="P7" draw:layer="layout" svg:width="1.753cm" svg:height="1.125cm" svg:x="32.847cm" svg:y="16.6cm">
          <text:p text:style-name="P3"><text:span text:style-name="T5">0.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21" draw:text-style-name="P7" draw:layer="layout" svg:width="1.753cm" svg:height="1.127cm" svg:x="32.647cm" svg:y="11.076cm">
          <text:p text:style-name="P3"><text:span text:style-name="T5">1.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2" draw:text-style-name="P9" draw:layer="layout" svg:width="8.1cm" svg:height="1.127cm" svg:x="3.9cm" svg:y="12.8cm">
          <text:p text:style-name="P1"><text:span text:style-name="T5">{Add/Modify document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3" draw:text-style-name="P9" draw:layer="layout" svg:width="10.8cm" svg:height="1.127cm" svg:x="31.6cm" svg:y="13.223cm">
          <text:p text:style-name="P1"><text:span text:style-name="T5">{List matched documents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4" draw:text-style-name="P9" draw:layer="layout" svg:width="8.3cm" svg:height="1.127cm" svg:x="4cm" svg:y="21.8cm">
          <text:p text:style-name="P1"><text:span text:style-name="T5">{</text:span><text:span text:style-name="T5">Convert and </text:span><text:span text:style-name="T5">Upload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25" draw:text-style-name="P7" draw:layer="layout" svg:width="1.753cm" svg:height="1.125cm" svg:x="12.647cm" svg:y="20.682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3" draw:text-style-name="P8" draw:layer="layout" svg:x1="22.432cm" svg:y1="18.3cm" svg:x2="22.429cm" svg:y2="22.111cm" draw:start-shape="id2" draw:start-glue-point="2" draw:end-shape="id3" draw:end-glue-point="0" svg:d="M22432 18300v1905h-3v1906" svg:viewBox="0 0 4 3812">
          <text:p/>
        </draw:connector>
        <draw:custom-shape draw:name="TextBox 58" draw:style-name="gr26" draw:text-style-name="P7" draw:layer="layout" svg:width="1.753cm" svg:height="1.125cm" svg:x="22.6cm" svg:y="18.3cm">
          <text:p text:style-name="P3"><text:span text:style-name="T5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8" draw:layer="layout" svg:x1="32.4cm" svg:y1="17.9cm" svg:x2="32.4cm" svg:y2="11cm">
          <text:p/>
        </draw:line>
        <draw:line draw:style-name="gr15" draw:text-style-name="P8" draw:layer="layout" svg:x1="12.4cm" svg:y1="10.682cm" svg:x2="12.4cm" svg:y2="16.6cm">
          <text:p/>
        </draw:line>
        <presentation:notes draw:style-name="dp2">
          <draw:page-thumbnail draw:name="Slide Image Placeholder 1" draw:style-name="gr28" draw:layer="layout" svg:width="16.703cm" svg:height="10.022cm" svg:x="2.148cm" svg:y="3.713cm" draw:page-number="1" presentation:class="page"/>
          <draw:frame draw:name="Notes Placeholder 2" presentation:style-name="pr1" draw:text-style-name="P10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9.101cm" svg:height="1.489cm" svg:x="11.893cm" svg:y="28.209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3" style:font-family-asian="'DejaVu Sans'" style:font-size-asian="28pt" style:language-asian="en" style:country-asian="US" style:font-style-asian="normal" style:font-weight-asian="normal" style:font-name-complex="DejaVu Sans3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3" style:font-family-asian="'DejaVu Sans'" style:font-size-asian="20pt" style:font-style-asian="normal" style:font-weight-asian="normal" style:font-name-complex="DejaVu Sans3" style:font-family-complex="'DejaVu Sans'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7000007629395pt" fo:letter-spacing="normal" fo:language="en" fo:country="US" fo:font-style="normal" fo:text-shadow="none" style:text-underline-style="none" fo:font-weight="normal" style:letter-kerning="true" fo:background-color="transparent" style:font-name-asian="DejaVu Sans3" style:font-family-asian="'DejaVu Sans'" style:font-size-asian="20.7000007629395pt" style:language-asian="en" style:country-asian="US" style:font-style-asian="normal" style:font-weight-asian="normal" style:font-name-complex="DejaVu Sans3" style:font-family-complex="'DejaVu Sans'" style:font-size-complex="20.700000762939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002cm" fo:page-height="29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5.009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44.996cm" svg:height="5.008cm" svg:x="2.5cm" svg:y="1.196cm" presentation:class="title" presentation:user-transformed="true">
        <draw:text-box>
          <text:p/>
        </draw:text-box>
      </draw:frame>
      <draw:frame presentation:style-name="Title_20_Only-outline1" draw:layer="backgroundobjects" svg:width="45cm" svg:height="17.398cm" svg:x="2.5cm" svg:y="7.019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toyanov, Radostin</meta:initial-creator>
    <meta:editing-cycles>35</meta:editing-cycles>
    <meta:creation-date>2016-10-16T09:13:18</meta:creation-date>
    <dc:date>2016-10-30T22:53:24.163869311</dc:date>
    <dc:language>en-GB</dc:language>
    <meta:editing-duration>PT2H13M3S</meta:editing-duration>
    <meta:generator>LibreOffice/5.2.2.2.0$Linux_X86_64 LibreOffice_project/20m0$Build-2</meta:generator>
    <meta:document-statistic meta:object-count="5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